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F396CCE9E6D01AF.png" manifest:media-type="image/png"/>
  <manifest:file-entry manifest:full-path="Pictures/10000000000004FC000006DB9BF1E67F258CAB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paragraph" svg:width="17cm" svg:height="9.562cm" draw:z-index="1" draw:transform="translate (-8.5cm -4.781cm) rotate (3.14159265358979) translate (8.5cm 4.781cm)"><draw:image xlink:href="Pictures/100000000000078000000438EF396CCE9E6D01AF.png" xlink:type="simple" xlink:show="embed" xlink:actuate="onLoad" loext:mime-type="image/x-vclgraphic"/></draw:frame></text:p>
      <text:p text:style-name="Standard"><draw:frame draw:style-name="fr1" draw:name="Figura1" text:anchor-type="paragraph" svg:width="17cm" svg:height="23.382cm" draw:z-index="0"><draw:image xlink:href="Pictures/10000000000004FC000006DB9BF1E67F258CAB6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10:36.743000000</meta:creation-date>
    <dc:date>2018-08-20T14:30:23.262000000</dc:date>
    <meta:editing-duration>PT9M32S</meta:editing-duration>
    <meta:editing-cycles>2</meta:editing-cycles>
    <meta:generator>LibreOffice/6.0.5.2$Windows_X86_64 LibreOffice_project/54c8cbb85f300ac59db32fe8a675ff7683cd5a16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